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EB000000EB988DD5D86DCC468E.png" manifest:media-type="image/png"/>
  <manifest:file-entry manifest:full-path="Pictures/1007403200001841000018410C52C5F4BB49EBD2.svg" manifest:media-type="image/svg+xml"/>
  <manifest:file-entry manifest:full-path="Pictures/100000000000014A0000014AA3012EC8653D146B.png" manifest:media-type="image/png"/>
  <manifest:file-entry manifest:full-path="Pictures/100015350000072A0000072A58D360BD441591EE.svg" manifest:media-type="image/svg+xml"/>
  <manifest:file-entry manifest:full-path="Pictures/10000201000000450000004523F427F5CA6F4E4C.png" manifest:media-type="image/png"/>
  <manifest:file-entry manifest:full-path="Pictures/100000000000019A0000019A9C244224596A9D6A.png" manifest:media-type="image/png"/>
  <manifest:file-entry manifest:full-path="Pictures/100026170000070E0000070E1AD92A0C01E28D17.svg" manifest:media-type="image/svg+xml"/>
  <manifest:file-entry manifest:full-path="Pictures/100002010000004400000044B085DC7859FAC9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85cm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4.179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3.507cm"/>
    </style:style>
    <style:style style:name="pr4" style:family="presentation" style:parent-style-name="默认-outline1">
      <style:graphic-properties fo:min-height="11.927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outline1">
      <style:graphic-properties fo:min-height="11.903cm"/>
    </style:style>
    <style:style style:name="pr7" style:family="presentation" style:parent-style-name="默认-notes">
      <style:graphic-properties draw:fill-color="#ffffff" fo:min-height="13.364cm"/>
    </style:style>
    <style:style style:name="pr8" style:family="presentation" style:parent-style-name="默认-title">
      <style:graphic-properties fo:min-height="3.507cm"/>
    </style:style>
    <style:style style:name="pr9" style:family="presentation" style:parent-style-name="默认_20_1-title">
      <style:graphic-properties draw:auto-grow-height="true" fo:min-height="3.505cm"/>
    </style:style>
    <style:style style:name="P1" style:family="paragraph">
      <style:text-properties style:font-name="思源黑体 CN Normal1" fo:font-size="72pt" style:font-name-asian="思源黑体 CN Normal1" style:font-size-asian="72pt" style:font-size-complex="7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Courier 10 Pitch2" fo:font-size="32pt" style:font-name-asian="Courier 10 Pitch2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64pt" style:font-size-asian="64pt" style:font-size-complex="64pt"/>
    </style:style>
    <style:style style:name="P7" style:family="paragraph">
      <style:paragraph-properties fo:line-height="200%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line-height="200%"/>
      <style:text-properties fo:font-size="40pt" style:font-size-asian="40pt" style:font-size-complex="40pt"/>
    </style:style>
    <style:style style:name="P10" style:family="paragraph">
      <style:paragraph-properties fo:line-height="115%"/>
    </style:style>
    <style:style style:name="P11" style:family="paragraph">
      <style:paragraph-properties fo:line-height="115%"/>
      <style:text-properties fo:font-size="40pt" style:font-size-asian="40pt" style:font-size-complex="40pt"/>
    </style:style>
    <style:style style:name="P12" style:family="paragraph">
      <loext:graphic-properties draw:fill-color="#ffffff"/>
      <style:text-properties style:font-size-asian="20pt"/>
    </style:style>
    <style:style style:name="P13" style:family="paragraph">
      <style:paragraph-properties fo:text-align="center"/>
    </style:style>
    <style:style style:name="T1" style:family="text">
      <style:text-properties style:font-name="思源黑体 CN Normal1" fo:font-size="72pt" style:font-name-asian="思源黑体 CN Normal1" style:font-size-asian="72pt" style:font-size-complex="72pt"/>
    </style:style>
    <style:style style:name="T2" style:family="text">
      <style:text-properties style:font-name="Courier 10 Pitch2" fo:font-size="32pt" style:font-name-asian="Courier 10 Pitch2" style:font-size-asian="32pt" style:font-size-complex="32pt"/>
    </style:style>
    <style:style style:name="T3" style:family="text">
      <style:text-properties fo:font-size="64pt" style:font-size-asian="64pt" style:font-size-complex="6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cccccc" fo:font-size="40pt" style:font-size-asian="40pt" style:font-size-complex="40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008a8c" fo:font-size="32pt" style:font-size-asian="32pt" style:font-size-complex="32pt"/>
    </style:style>
    <style:style style:name="T8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6a5acd" fo:font-size="32pt" style:font-size-asian="32pt" style:font-size-complex="32pt"/>
    </style:style>
    <style:style style:name="T12" style:family="text">
      <style:text-properties fo:color="#ff0b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4.179cm" svg:x="1.4cm" svg:y="7.433cm" presentation:class="title" presentation:user-transformed="true">
          <draw:text-box>
            <text:p><text:span text:style-name="T1">一起来尝试</text:span></text:p>
          </draw:text-box>
        </draw:frame>
        <draw:frame draw:style-name="gr1" draw:text-style-name="P3" draw:layer="layout" svg:width="10.6cm" svg:height="3.135cm" svg:x="16.4cm" svg:y="1.348cm">
          <draw:text-box>
            <text:list text:style-name="L2">
              <text:list-item>
                <text:p text:style-name="P2"><text:span text:style-name="T2">打开手机浏览器</text:span></text:p>
              </text:list-item>
            </text:list>
          </draw:text-box>
        </draw:frame>
        <draw:frame draw:style-name="gr2" draw:text-style-name="P4" draw:layer="layout" svg:width="7.205cm" svg:height="7.205cm" svg:x="19cm" svg:y="12.195cm">
          <draw:image xlink:href="Pictures/100026170000070E0000070E1AD92A0C01E28D17.svg" xlink:type="simple" xlink:show="embed" xlink:actuate="onLoad">
            <text:p/>
          </draw:image>
          <draw:image xlink:href="Pictures/100002010000004400000044B085DC7859FAC908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><text:span text:style-name="T3">搜索</text:span><text:span text:style-name="T3">HCC</text:span></text:p>
          </draw:text-box>
        </draw:frame>
        <draw:frame presentation:style-name="pr4" draw:text-style-name="P8" draw:layer="layout" svg:width="25.199cm" svg:height="12.153cm" svg:x="1.4cm" svg:y="6.613cm" presentation:class="outline">
          <draw:text-box>
            <text:list text:style-name="L3">
              <text:list-item>
                <text:p text:style-name="P7"><text:span text:style-name="T4">打开百度、谷歌、必应等搜索引擎</text:span></text:p>
              </text:list-item>
              <text:list-item>
                <text:p text:style-name="P7"><text:span text:style-name="T4">键入“</text:span><text:span text:style-name="T4">HCC”</text:span></text:p>
              </text:list-item>
              <text:list-item>
                <text:p text:style-name="P7"><text:span text:style-name="T4">查看结果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><text:span text:style-name="T3">找不到</text:span><text:span text:style-name="T3">HCC</text:span><text:span text:style-name="T3">社团？</text:span></text:p>
          </draw:text-box>
        </draw:frame>
        <draw:frame presentation:style-name="pr6" draw:text-style-name="P9" draw:layer="layout" svg:width="25.199cm" svg:height="12.153cm" svg:x="1.4cm" svg:y="6.613cm" presentation:class="outline" presentation:user-transformed="true">
          <draw:text-box>
            <text:list text:style-name="L3">
              <text:list-item>
                <text:p text:style-name="P7"><text:span text:style-name="T4">将搜索关键字改为</text:span></text:p>
                <text:list>
                  <text:list-header>
                    <text:p text:style-name="P7"><text:span text:style-name="T4">HCC site:shiyiquan.net</text:span></text:p>
                  </text:list-header>
                </text:list>
              </text:list-item>
              <text:list-item>
                <text:p text:style-name="P7"><text:span text:style-name="T4">再试一次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><text:span text:style-name="T3">任务</text:span></text:p>
          </draw:text-box>
        </draw:frame>
        <draw:frame presentation:style-name="pr6" draw:text-style-name="P8" draw:layer="layout" svg:width="25.199cm" svg:height="12.153cm" svg:x="1.4cm" svg:y="6.613cm" presentation:class="outlin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找到十一学校天文社的最后一次活动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><text:span text:style-name="T3">编写简单的网页</text:span></text:p>
          </draw:text-box>
        </draw:frame>
        <draw:frame presentation:style-name="pr6" draw:text-style-name="P11" draw:layer="layout" svg:width="25.199cm" svg:height="15.4cm" svg:x="1.4cm" svg:y="4.8cm" presentation:class="outline" presentation:user-transformed="true">
          <draw:text-box>
            <text:list text:style-name="L3">
              <text:list-item>
                <text:p text:style-name="P10"><text:span text:style-name="T4">打开文本编辑器，输入想说的话</text:span></text:p>
              </text:list-item>
              <text:list-item>
                <text:p text:style-name="P10"><text:span text:style-name="T4">点击保存并用浏览器打开</text:span></text:p>
              </text:list-item>
              <text:list-item>
                <text:p text:style-name="P10"><text:span text:style-name="T4">或者在线尝试：</text:span></text:p>
                <text:list>
                  <text:list-item>
                    <text:p text:style-name="P10"><text:span text:style-name="T5">http://www.</text:span></text:p>
                    <text:p><text:span text:style-name="T4">w3school.com.</text:span></text:p>
                    <text:p><text:span text:style-name="T4">cn/tiy/t.asp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2cm" svg:height="10.2cm" svg:x="15.6cm" svg:y="8.8cm">
          <draw:image xlink:href="Pictures/100000000000019A0000019A9C244224596A9D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><text:span text:style-name="T3">更改文字样式</text:span></text:p>
          </draw:text-box>
        </draw:frame>
        <draw:frame presentation:style-name="pr6" draw:layer="layout" svg:width="25.199cm" svg:height="12.153cm" svg:x="1.4cm" svg:y="6.613cm" presentation:class="outline" presentation:user-transformed="true">
          <draw:text-box>
            <text:list text:style-name="L3">
              <text:list-item>
                <text:p><text:span text:style-name="T4">b</text:span><text:span text:style-name="T4">标签用于加粗</text:span></text:p>
                <text:list>
                  <text:list-item>
                    <text:p><text:span text:style-name="T6">欢迎来到</text:span><text:span text:style-name="T7">&lt;b&gt;</text:span><text:span text:style-name="T6">HCC</text:span><text:span text:style-name="T7">&lt;/b&gt;</text:span><text:span text:style-name="T6">社团</text:span></text:p>
                  </text:list-item>
                  <text:list-item>
                    <text:p><text:span text:style-name="T6">欢迎来到</text:span><text:span text:style-name="T8">HCC</text:span><text:span text:style-name="T6">社团</text:span></text:p>
                  </text:list-item>
                </text:list>
              </text:list-item>
              <text:list-item>
                <text:p><text:span text:style-name="T4">i</text:span><text:span text:style-name="T4">标签用于斜体</text:span></text:p>
                <text:list>
                  <text:list-item>
                    <text:p><text:span text:style-name="T6">下载</text:span><text:span text:style-name="T7">&lt;i&gt;</text:span><text:span text:style-name="T6">HCC</text:span><text:span text:style-name="T6">使用手册</text:span><text:span text:style-name="T7">&lt;/i&gt;</text:span></text:p>
                  </text:list-item>
                  <text:list-item>
                    <text:p><text:span text:style-name="T6">下载</text:span><text:span text:style-name="T9">HCC</text:span><text:span text:style-name="T9">使用手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><text:span text:style-name="T3">添加链接</text:span></text:p>
          </draw:text-box>
        </draw:frame>
        <draw:frame presentation:style-name="pr6" draw:layer="layout" svg:width="25.199cm" svg:height="12.153cm" svg:x="1.4cm" svg:y="6.613cm" presentation:class="outline" presentation:user-transformed="true">
          <draw:text-box>
            <text:list text:style-name="L3">
              <text:list-item>
                <text:p><text:span text:style-name="T4">用以下方式将链接文字包裹住</text:span></text:p>
                <text:list>
                  <text:list-item>
                    <text:p><text:span text:style-name="T10">文字</text:span><text:span text:style-name="T7">&lt;a</text:span><text:span text:style-name="T10"> </text:span><text:span text:style-name="T11">href=</text:span><text:span text:style-name="T12">"</text:span><text:span text:style-name="T12">链接</text:span><text:span text:style-name="T12">"</text:span><text:span text:style-name="T7">&gt;</text:span><text:span text:style-name="T6">内容</text:span><text:span text:style-name="T7">&lt;/a&gt;</text:span><text:span text:style-name="T6">文字</text:span></text:p>
                  </text:list-item>
                </text:list>
              </text:list-item>
              <text:list-item>
                <text:p><text:span text:style-name="T4">例如</text:span></text:p>
                <text:list>
                  <text:list-item>
                    <text:p><text:span text:style-name="T10">欢迎来到</text:span><text:span text:style-name="T7">&lt;a</text:span><text:span text:style-name="T10"> </text:span><text:span text:style-name="T11">href=</text:span><text:span text:style-name="T12">"http://sh</text:span></text:p>
                    <text:p><text:span text:style-name="T12">iyiquan.net/club/hcc-comp</text:span></text:p>
                    <text:p><text:span text:style-name="T12">uter-community/"</text:span><text:span text:style-name="T7">&gt;</text:span><text:span text:style-name="T10">HCC</text:span><text:span text:style-name="T7">&lt;/a&gt;</text:span><text:span text:style-name="T10">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8" draw:text-style-name="P6" draw:layer="layout" svg:width="25.199cm" svg:height="3.507cm" svg:x="1.4cm" svg:y="0.836cm" presentation:class="title" presentation:user-transformed="true">
          <draw:text-box>
            <text:p><text:span text:style-name="T3">更改文字排布</text:span></text:p>
          </draw:text-box>
        </draw:frame>
        <draw:frame presentation:style-name="pr6" draw:text-style-name="P8" draw:layer="layout" svg:width="25.199cm" svg:height="12.153cm" svg:x="1.4cm" svg:y="6.613cm" presentation:class="outline">
          <draw:text-box>
            <text:list text:style-name="L3">
              <text:list-item>
                <text:p><text:span text:style-name="T4">h</text:span><text:span text:style-name="T4">标签</text:span><text:span text:style-name="T4">(</text:span><text:span text:style-name="T4">标题</text:span><text:span text:style-name="T4">) </text:span><text:span text:style-name="T4">和 </text:span><text:span text:style-name="T4">p</text:span><text:span text:style-name="T4">标签</text:span><text:span text:style-name="T4">(</text:span><text:span text:style-name="T4">段落</text:span><text:span text:style-name="T4">)</text:span></text:p>
                <text:list>
                  <text:list-item>
                    <text:p><text:span text:style-name="T7">&lt;h1&gt;</text:span><text:span text:style-name="T6">欢迎来到</text:span><text:span text:style-name="T6">HCC</text:span><text:span text:style-name="T7">&lt;/h1&gt;</text:span></text:p>
                  </text:list-item>
                  <text:list-item>
                    <text:p><text:span text:style-name="T7">&lt;h2&gt;</text:span><text:span text:style-name="T6">HCC</text:span><text:span text:style-name="T6">社团位于十一学校</text:span><text:span text:style-name="T7">&lt;/h2&gt;</text:span></text:p>
                  </text:list-item>
                  <text:list-item>
                    <text:p><text:span text:style-name="T7">&lt;p&gt;</text:span><text:span text:style-name="T6">一个积极进取的计算机</text:span><text:span text:style-name="T6">&amp;</text:span><text:span text:style-name="T6">网络社团。</text:span><text:span text:style-name="T6">HCC, I'm!</text:span><text:span text:style-name="T7">&lt;/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><text:span text:style-name="T3">想了解更多内容？</text:span></text:p>
          </draw:text-box>
        </draw:frame>
        <draw:frame presentation:style-name="pr6" draw:text-style-name="P9" draw:layer="layout" svg:width="25.199cm" svg:height="10.966cm" svg:x="1.4cm" svg:y="7.8cm" presentation:class="outline" presentation:user-transformed="true">
          <draw:text-box>
            <text:list text:style-name="L3">
              <text:list-item>
                <text:p text:style-name="P7"><text:span text:style-name="T4">在今年九月加入</text:span><text:span text:style-name="T4">HCC</text:span><text:span text:style-name="T4">社团</text:span></text:p>
              </text:list-item>
              <text:list-item>
                <text:p text:style-name="P7"><text:span text:style-name="T4">在十一圈搜索历史讲座视频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3">
        <office:forms form:automatic-focus="false" form:apply-design-mode="false"/>
        <draw:frame presentation:style-name="pr3" draw:text-style-name="P6" draw:layer="layout" svg:width="25.199cm" svg:height="3.507cm" svg:x="1.4cm" svg:y="0.836cm" presentation:class="title">
          <draw:text-box>
            <text:p text:style-name="P6"><text:span text:style-name="T3">下载幻灯片</text:span></text:p>
          </draw:text-box>
        </draw:frame>
        <draw:frame draw:style-name="gr4" draw:text-style-name="P13" draw:layer="layout" svg:width="12.153cm" svg:height="12.153cm" svg:x="1.471cm" svg:y="6.612cm" presentation:class="graphic" presentation:user-transformed="true">
          <draw:image xlink:href="Pictures/100000000000014A0000014AA3012EC8653D146B.png" xlink:type="simple" xlink:show="embed" xlink:actuate="onLoad">
            <text:p/>
          </draw:image>
        </draw:frame>
        <draw:frame presentation:style-name="pr6" draw:layer="layout" svg:width="12.297cm" svg:height="12.153cm" svg:x="14.313cm" svg:y="6.613cm" presentation:class="outline">
          <draw:text-box>
            <text:list text:style-name="L3">
              <text:list-item>
                <text:p>输入链接</text:p>
                <text:list>
                  <text:list-item>
                    <text:p><text:a xlink:href="http://c.hcc.io/f/rdfx/" xlink:type="simple">http://c.hcc.io/f/rdfx/</text:a></text:p>
                  </text:list-item>
                </text:list>
              </text:list-item>
              <text:list-item>
                <text:p>或扫描二维码</text:p>
                <text:list>
                  <text:list-header>
                    <text:p>&lt;==</text:p>
                    <text:p>&lt;==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3T3">
        <office:forms form:automatic-focus="false" form:apply-design-mode="false"/>
        <draw:frame presentation:style-name="pr9" draw:text-style-name="P6" draw:layer="layout" svg:width="25.199cm" svg:height="3.505cm" svg:x="1.4cm" svg:y="0.837cm" presentation:class="title">
          <draw:text-box>
            <text:p><text:span text:style-name="T3">感谢聆听</text:span></text:p>
          </draw:text-box>
        </draw:frame>
        <draw:frame draw:style-name="gr5" draw:text-style-name="P4" draw:layer="layout" svg:width="12.177cm" svg:height="12.177cm" svg:x="1.459cm" svg:y="4.912cm" presentation:class="graphic">
          <draw:image xlink:href="Pictures/100026170000070E0000070E1AD92A0C01E28D17.svg" xlink:type="simple" xlink:show="embed" xlink:actuate="onLoad">
            <text:p/>
          </draw:image>
          <draw:image xlink:href="Pictures/100002010000004400000044B085DC7859FAC908.png" xlink:type="simple" xlink:show="embed" xlink:actuate="onLoad"/>
        </draw:frame>
        <draw:frame draw:style-name="gr5" draw:text-style-name="P4" draw:layer="layout" svg:width="12.177cm" svg:height="12.177cm" svg:x="14.372cm" svg:y="4.912cm" presentation:class="graphic">
          <draw:image xlink:href="Pictures/1007403200001841000018410C52C5F4BB49EBD2.svg" xlink:type="simple" xlink:show="embed" xlink:actuate="onLoad">
            <text:p/>
          </draw:image>
          <draw:image xlink:href="Pictures/10000201000000EB000000EB988DD5D86DCC468E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42.7000007629395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99cm" fo:margin-bottom="0cm" fo:line-height="115%" fo:text-indent="0cm"/>
      <style:text-properties style:font-name="Courier 10 Pitch2" fo:font-family="'Courier 10 Pitch'" style:font-pitch="fixed" fo:font-size="37.4000015258789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98cm" fo:margin-bottom="0cm" fo:line-height="115%" fo:text-indent="0cm"/>
      <style:text-properties style:font-name="Courier 10 Pitch2" fo:font-family="'Courier 10 Pitch'" style:font-pitch="fixed" fo:font-size="32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98cm" fo:margin-bottom="0cm" fo:line-height="115%" fo:text-indent="0cm"/>
      <style:text-properties style:font-name="Courier 10 Pitch2" fo:font-family="'Courier 10 Pitch'" style:font-pitch="fixed" fo:font-size="26.7000007629395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98cm" fo:margin-bottom="0cm" fo:line-height="115%" fo:text-indent="0cm"/>
      <style:text-properties style:font-name="Courier 10 Pitch2" fo:font-family="'Courier 10 Pitch'" style:font-pitch="fixed" fo:font-size="26.7000007629395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98cm" fo:margin-bottom="0cm" fo:line-height="115%" fo:text-indent="0cm"/>
      <style:text-properties style:font-name="Courier 10 Pitch2" fo:font-family="'Courier 10 Pitch'" style:font-pitch="fixed" fo:font-size="26.7000007629395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98cm" fo:margin-bottom="0cm" fo:line-height="115%" fo:text-indent="0cm"/>
      <style:text-properties style:font-name="Courier 10 Pitch2" fo:font-family="'Courier 10 Pitch'" style:font-pitch="fixed" fo:font-size="26.7000007629395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6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42.7000007629395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left="0cm" fo:margin-right="0cm" fo:margin-top="0.533cm" fo:margin-bottom="0cm" fo:line-height="115%" fo:text-indent="0cm"/>
      <style:text-properties style:font-name="Courier 10 Pitch2" fo:font-family="'Courier 10 Pitch'" style:font-pitch="fixed" fo:font-size="37.4000015258789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left="0cm" fo:margin-right="0cm" fo:margin-top="0.399cm" fo:margin-bottom="0cm" fo:line-height="115%" fo:text-indent="0cm"/>
      <style:text-properties style:font-name="Courier 10 Pitch2" fo:font-family="'Courier 10 Pitch'" style:font-pitch="fixed" fo:font-size="32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left="0cm" fo:margin-right="0cm" fo:margin-top="0.266cm" fo:margin-bottom="0cm" fo:line-height="115%" fo:text-indent="0cm"/>
      <style:text-properties style:font-name="Courier 10 Pitch2" fo:font-family="'Courier 10 Pitch'" style:font-pitch="fixed" fo:font-size="26.7000007629395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left="0cm" fo:margin-right="0cm" fo:margin-top="0.133cm" fo:margin-bottom="0cm" fo:line-height="115%" fo:text-indent="0cm"/>
      <style:text-properties style:font-name="Courier 10 Pitch2" fo:font-family="'Courier 10 Pitch'" style:font-pitch="fixed" fo:font-size="26.7000007629395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left="0cm" fo:margin-right="0cm" fo:margin-top="0.133cm" fo:margin-bottom="0cm" fo:line-height="115%" fo:text-indent="0cm"/>
      <style:text-properties style:font-name="Courier 10 Pitch2" fo:font-family="'Courier 10 Pitch'" style:font-pitch="fixed" fo:font-size="26.7000007629395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left="0cm" fo:margin-right="0cm" fo:margin-top="0.133cm" fo:margin-bottom="0cm" fo:line-height="115%" fo:text-indent="0cm"/>
      <style:text-properties style:font-name="Courier 10 Pitch2" fo:font-family="'Courier 10 Pitch'" style:font-pitch="fixed" fo:font-size="26.7000007629395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3.507cm" svg:x="1.4cm" svg:y="0.836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12.153cm" svg:x="1.4cm" svg:y="6.613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5.334cm" svg:height="5.334cm" svg:x="20.666cm" svg:y="13cm">
        <draw:image xlink:href="Pictures/100015350000072A0000072A58D360BD441591EE.svg" xlink:type="simple" xlink:show="embed" xlink:actuate="onLoad">
          <text:p/>
        </draw:image>
        <draw:image xlink:href="Pictures/10000201000000450000004523F427F5CA6F4E4C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3.505cm" svg:x="1.4cm" svg:y="0.837cm" presentation:class="title" presentation:placeholder="true">
        <draw:text-box/>
      </draw:frame>
      <draw:frame presentation:style-name="Mpr6" draw:layer="backgroundobjects" svg:width="25.199cm" svg:height="12.177cm" svg:x="1.4cm" svg:y="4.913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0.5.2$Linux_x86 LibreOffice_project/00$Build-2</meta:generator>
    <dc:date>2016-03-21T00:36:34.404254585</dc:date>
    <dc:creator>李宵逸</dc:creator>
    <meta:editing-duration>P2DT8H50M20S</meta:editing-duration>
    <meta:editing-cycles>1179</meta:editing-cycles>
    <meta:document-statistic meta:object-count="81"/>
  </office:meta>
</office:document-meta>
</file>